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  <style:style style:name="P4" style:parent-style-name="Paragrafoelenco" style:list-style-name="LFO1" style:family="paragraph"/>
    <style:style style:name="P5" style:parent-style-name="Normale" style:family="paragraph">
      <style:text-properties fo:font-weight="bold" style:font-weight-asian="bold"/>
    </style:style>
    <style:style style:name="P6" style:parent-style-name="Paragrafoelenco" style:list-style-name="LFO2" style:family="paragraph"/>
    <style:style style:name="P7" style:parent-style-name="Paragrafoelenco" style:list-style-name="LFO2" style:family="paragraph"/>
    <style:style style:name="P8" style:parent-style-name="Normale" style:family="paragraph">
      <style:text-properties fo:font-weight="bold" style:font-weight-asian="bold"/>
    </style:style>
    <style:style style:name="P9" style:parent-style-name="Paragrafoelenco" style:list-style-name="LFO3" style:family="paragraph"/>
    <style:style style:name="P10" style:parent-style-name="Paragrafoelenco" style:list-style-name="LFO3" style:family="paragraph"/>
    <style:style style:name="P11" style:parent-style-name="Paragrafoelenco" style:list-style-name="LFO3" style:family="paragraph"/>
    <style:style style:name="P12" style:parent-style-name="Paragrafoelenco" style:list-style-name="LFO3" style:family="paragraph"/>
    <style:style style:name="P13" style:parent-style-name="Paragrafoelenco" style:list-style-name="LFO4" style:family="paragraph"/>
    <style:style style:name="P14" style:parent-style-name="Paragrafoelenco" style:list-style-name="LFO4" style:family="paragraph"/>
    <style:style style:name="P15" style:parent-style-name="Paragrafoelenco" style:list-style-name="LFO5" style:family="paragraph"/>
    <style:style style:name="P16" style:parent-style-name="Paragrafoelenco" style:list-style-name="LFO5" style:family="paragraph"/>
    <style:style style:name="P17" style:parent-style-name="Normale" style:family="paragraph">
      <style:text-properties fo:font-weight="bold" style:font-weight-asian="bold"/>
    </style:style>
    <style:style style:name="P18" style:parent-style-name="Paragrafoelenco" style:list-style-name="LFO7" style:family="paragraph"/>
    <style:style style:name="P19" style:parent-style-name="Paragrafoelenco" style:list-style-name="LFO7" style:family="paragraph"/>
    <style:style style:name="P20" style:parent-style-name="Paragrafoelenco" style:list-style-name="LFO7" style:family="paragraph"/>
    <style:style style:name="P21" style:parent-style-name="Paragrafoelenco" style:list-style-name="LFO7" style:family="paragraph"/>
    <style:style style:name="P22" style:parent-style-name="Paragrafoelenco" style:list-style-name="LFO4" style:family="paragraph"/>
    <style:style style:name="P23" style:parent-style-name="Paragrafoelenco" style:list-style-name="LFO4" style:family="paragraph"/>
    <style:style style:name="P24" style:parent-style-name="Paragrafoelenco" style:list-style-name="LFO5" style:family="paragraph"/>
    <style:style style:name="P25" style:parent-style-name="Paragrafoelenco" style:list-style-name="LFO5" style:family="paragraph"/>
    <style:style style:name="P26" style:parent-style-name="Normale" style:family="paragraph">
      <style:text-properties fo:font-weight="bold" style:font-weight-asian="bold"/>
    </style:style>
    <style:style style:name="P27" style:parent-style-name="Paragrafoelenco" style:list-style-name="LFO8" style:family="paragraph"/>
    <style:style style:name="P28" style:parent-style-name="Paragrafoelenco" style:list-style-name="LFO8" style:family="paragraph"/>
    <style:style style:name="P29" style:parent-style-name="Paragrafoelenco" style:list-style-name="LFO9" style:family="paragraph"/>
    <style:style style:name="P30" style:parent-style-name="Paragrafoelenco" style:list-style-name="LFO9" style:family="paragraph"/>
    <style:style style:name="P31" style:parent-style-name="Paragrafoelenco" style:list-style-name="LFO10" style:family="paragraph"/>
    <style:style style:name="P32" style:parent-style-name="Paragrafoelenco" style:list-style-name="LFO10" style:family="paragraph"/>
    <style:style style:name="P33" style:parent-style-name="Normale" style:family="paragraph">
      <style:text-properties fo:font-weight="bold" style:font-weight-asian="bold"/>
    </style:style>
    <style:style style:name="P34" style:parent-style-name="Paragrafoelenco" style:list-style-name="LFO11" style:family="paragraph"/>
    <style:style style:name="P35" style:parent-style-name="Paragrafoelenco" style:list-style-name="LFO11" style:family="paragraph"/>
    <style:style style:name="P36" style:parent-style-name="Paragrafoelenco" style:list-style-name="LFO9" style:family="paragraph"/>
    <style:style style:name="P37" style:parent-style-name="Paragrafoelenco" style:list-style-name="LFO9" style:family="paragraph"/>
    <style:style style:name="P38" style:parent-style-name="Paragrafoelenco" style:list-style-name="LFO10" style:family="paragraph"/>
    <style:style style:name="P39" style:parent-style-name="Paragrafoelenco" style:list-style-name="LFO10" style:family="paragraph"/>
  </office:automatic-styles>
  <office:body>
    <office:text text:use-soft-page-breaks="true">
      <text:p text:style-name="P1">Nome caso d’uso: Login</text:p>
      <text:p text:style-name="Normale">Partecipanti: Amministratore dei prodotti</text:p>
      <text:p text:style-name="Normale">Flusso di eventi:</text:p>
      <text:list text:style-name="LFO1" text:continue-numbering="true">
        <text:list-item>
          <text:p text:style-name="P2">L’amministratore prodotti vuole accedere al sistema</text:p>
        </text:list-item>
        <text:list-item>
          <text:p text:style-name="P3">Il sistema mostra i campi da compilare: username e password</text:p>
        </text:list-item>
        <text:list-item>
          <text:p text:style-name="P4">L’amministratore prodotti inserisce username e password e li sottomette al sistema premendo sul tasto Login</text:p>
        </text:list-item>
      </text:list>
      <text:p text:style-name="Normale">Condizioni di entrata: L’amministratore prodotti si collega al sistema e accede alla funzionalità che consente di effettuare l’accesso</text:p>
      <text:p text:style-name="Normale">Condizioni di uscita: Il sistema permette l’accesso all’amministratore prodotti</text:p>
      <text:p text:style-name="Normale">Eccezioni: Se al passo 3, all’inserimento di username e password il sistema non trova i dati rimanda a “Errore nei dati”</text:p>
      <text:p text:style-name="Normale"/>
      <text:p text:style-name="P5">Nome caso d’uso: Errore nei dati</text:p>
      <text:p text:style-name="Normale">Partecipanti: Amministratore prodotti</text:p>
      <text:p text:style-name="Normale">Flusso di eventi:</text:p>
      <text:list text:style-name="LFO2" text:continue-numbering="true">
        <text:list-item>
          <text:p text:style-name="P6">Il sistema mostra una schermata con un pulsante “OK” per avvertire l’amministratore prodotti dell’errore</text:p>
        </text:list-item>
        <text:list-item>
          <text:p text:style-name="P7">L’amministratore generale visualizza la schermata e clicca “OK”</text:p>
        </text:list-item>
      </text:list>
      <text:p text:style-name="Normale">Condizioni di entrata: L’ amministratore prodotti inserisce un input errato</text:p>
      <text:p text:style-name="Normale">Condizioni di uscita: L’amministratore prodotti è pronto ad inserire nuovamente i dati dopo aver visualizzato l’errore</text:p>
      <text:p text:style-name="Normale"/>
      <text:p text:style-name="P8">Nome caso d’uso: Modifica quantità del prodotto</text:p>
      <text:p text:style-name="Normale">Partecipanti: Amministratore prodotti</text:p>
      <text:p text:style-name="Normale">Flusso di eventi:</text:p>
      <text:list text:style-name="LFO3" text:continue-numbering="true">
        <text:list-item>
          <text:p text:style-name="P9">L’amministratore prodotti seleziona il prodotto a cui modificare la quantità</text:p>
        </text:list-item>
        <text:list-item>
          <text:p text:style-name="P10">Il sistema visualizza i dettagli del prodotto e la quantità da modificare</text:p>
        </text:list-item>
        <text:list-item>
          <text:p text:style-name="P11">L’amministratore modifica il valore “quantità” e seleziona la voce “conferma modifica”</text:p>
        </text:list-item>
        <text:list-item>
          <text:p text:style-name="P12">Il sistema notifica il successo dell’operazione e visualizza la lista dei prodotti aggiornata</text:p>
        </text:list-item>
      </text:list>
      <text:p text:style-name="Normale">Condizioni di entrata:<text:s/></text:p>
      <text:list text:style-name="LFO4" text:continue-numbering="true">
        <text:list-item>
          <text:p text:style-name="P13">L’amministratore prodotti ha effettuato l’accesso all’area personale(“Login”)</text:p>
        </text:list-item>
        <text:list-item>
          <text:p text:style-name="P14">L’amministratore prodotti si trova nella sezione “Modifica ruolo”</text:p>
        </text:list-item>
      </text:list>
      <text:p text:style-name="Normale">Condizioni di uscita:</text:p>
      <text:list text:style-name="LFO5" text:continue-numbering="true">
        <text:list-item>
          <text:p text:style-name="P15">L’amministratore prodotti modifica la quantità del prodotto</text:p>
        </text:list-item>
        <text:list-item>
          <text:p text:style-name="P16">L’amministratore prodotti annulla l’operazione</text:p>
        </text:list-item>
      </text:list>
      <text:soft-page-break/>
      <text:p text:style-name="Normale">Eccezioni: Se al passo 3 l’amministratore inserisce un valore errato viene chiamato: Errore sui dati (“Errore nei dati”)</text:p>
      <text:p text:style-name="Normale"/>
      <text:p text:style-name="P17">Nome caso d’uso: Modifica prezzo del prodotto</text:p>
      <text:p text:style-name="Normale">Partecipanti: Amministratore prodotti</text:p>
      <text:p text:style-name="Normale">Flusso di eventi:</text:p>
      <text:list text:style-name="LFO7" text:continue-numbering="true">
        <text:list-item>
          <text:p text:style-name="P18">L’amministratore prodotti seleziona il prodotto a cui modificare il prezzo</text:p>
        </text:list-item>
        <text:list-item>
          <text:p text:style-name="P19">Il sistema visualizza i dettagli del prodotto e il prezzo da modificare</text:p>
        </text:list-item>
        <text:list-item>
          <text:p text:style-name="P20">L’amministratore modifica il valore “prezzo” e seleziona la voce “conferma modifica”</text:p>
        </text:list-item>
        <text:list-item>
          <text:p text:style-name="P21">Il sistema notifica il successo dell’operazione e visualizza la lista dei prodotti aggiornata</text:p>
        </text:list-item>
      </text:list>
      <text:p text:style-name="Normale">Condizioni di entrata:<text:s/></text:p>
      <text:list text:style-name="LFO4" text:continue-numbering="true">
        <text:list-item>
          <text:p text:style-name="P22">L’amministratore prodotti ha effettuato l’accesso all’area personale(“Login”)</text:p>
        </text:list-item>
        <text:list-item>
          <text:p text:style-name="P23">L’amministratore prodotti si trova nella sezione “Modifica prezzo”</text:p>
        </text:list-item>
      </text:list>
      <text:p text:style-name="Normale">Condizioni di uscita:</text:p>
      <text:list text:style-name="LFO5" text:continue-numbering="true">
        <text:list-item>
          <text:p text:style-name="P24">L’amministratore prodotti modifica il prezzo del prodotto</text:p>
        </text:list-item>
        <text:list-item>
          <text:p text:style-name="P25">L’amministratore prodotti annulla l’operazione</text:p>
        </text:list-item>
      </text:list>
      <text:p text:style-name="Normale">Eccezioni: Se al passo 3 l’amministratore inserisce un valore errato viene chiamato: Errore sui dati (“Errore nei dati”)</text:p>
      <text:p text:style-name="P26">Nome caso d’uso: Aggiunta di un prodotto in promozione</text:p>
      <text:p text:style-name="Normale">Partecipanti: Amministratore prodotti</text:p>
      <text:p text:style-name="Normale">Flusso di eventi:</text:p>
      <text:list text:style-name="LFO8" text:continue-numbering="true">
        <text:list-item>
          <text:p text:style-name="P27">L’amministratore prodotti seleziona il prodotto da aggiungere alla lista dei “prodotti in promozione”</text:p>
        </text:list-item>
        <text:list-item>
          <text:p text:style-name="P28">Il sistema notifica il successo dell’operazione</text:p>
        </text:list-item>
      </text:list>
      <text:p text:style-name="Normale">Condizioni di entrata:<text:s/></text:p>
      <text:list text:style-name="LFO9" text:continue-numbering="true">
        <text:list-item>
          <text:p text:style-name="P29">L’amministratore prodotti ha effettuato l’accesso all’area personale (“Login”)</text:p>
        </text:list-item>
        <text:list-item>
          <text:p text:style-name="P30">L’amministratore prodotti si trova nella sezione “Aggiunta di prodotti in Promozione”, in cui viene visualizzata la lista di tutti i prodotti presenti nel sito</text:p>
        </text:list-item>
      </text:list>
      <text:p text:style-name="Normale">Condizioni di uscita:</text:p>
      <text:list text:style-name="LFO10" text:continue-numbering="true">
        <text:list-item>
          <text:p text:style-name="P31">L’amministratore prodotti aggiunge il prodotto alla lista dei prodotti in promozione</text:p>
        </text:list-item>
        <text:list-item>
          <text:p text:style-name="P32">L’amministratore annulla l’operazione</text:p>
        </text:list-item>
      </text:list>
      <text:p text:style-name="Normale"/>
      <text:p text:style-name="P33">Nome caso d’uso: Rimozione di un prodotto in promozione</text:p>
      <text:p text:style-name="Normale">Partecipanti: Amministratore prodotti</text:p>
      <text:p text:style-name="Normale">Flusso di eventi:</text:p>
      <text:soft-page-break/>
      <text:list text:style-name="LFO11" text:continue-numbering="true">
        <text:list-item>
          <text:p text:style-name="P34">L’amministratore prodotti seleziona il prodotto da rimuovere dalla lista dei “prodotti in promozione”</text:p>
        </text:list-item>
        <text:list-item>
          <text:p text:style-name="P35">Il sistema notifica il successo dell’operazione</text:p>
        </text:list-item>
      </text:list>
      <text:p text:style-name="Normale">Condizioni di entrata:<text:s/></text:p>
      <text:list text:style-name="LFO9" text:continue-numbering="true">
        <text:list-item>
          <text:p text:style-name="P36">L’amministratore prodotti ha effettuato l’accesso all’area personale (“Login”)</text:p>
        </text:list-item>
        <text:list-item>
          <text:p text:style-name="P37">L’amministratore prodotti si trova nella sezione “Rimozione di prodotti in Promozione”, in cui viene visualizzata la lista di tutti i prodotti in promozione</text:p>
        </text:list-item>
      </text:list>
      <text:p text:style-name="Normale">Condizioni di uscita:</text:p>
      <text:list text:style-name="LFO10" text:continue-numbering="true">
        <text:list-item>
          <text:p text:style-name="P38">L’amministratore prodotti rimuove il prodotto dalla lista dei prodotti in promozione</text:p>
        </text:list-item>
        <text:list-item>
          <text:p text:style-name="P39">L’amministratore annulla l’operazion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 Donatiello</meta:initial-creator>
    <dc:creator>Gerardo Donatiello</dc:creator>
    <meta:creation-date>2018-11-04T16:23:00Z</meta:creation-date>
    <dc:date>2018-11-04T16:46:00Z</dc:date>
    <meta:template xlink:href="Normal" xlink:type="simple"/>
    <meta:editing-cycles>3</meta:editing-cycles>
    <meta:editing-duration>PT1380S</meta:editing-duration>
    <meta:document-statistic meta:page-count="3" meta:paragraph-count="8" meta:word-count="616" meta:character-count="4123" meta:row-count="29" meta:non-whitespace-character-count="3515"/>
  </office:meta>
</office:document-meta>
</file>